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ahoma1" svg:font-family="Tahoma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d68b" officeooo:paragraph-rsid="0007d68b"/>
    </style:style>
    <style:style style:name="P2" style:family="paragraph" style:parent-style-name="Standard">
      <style:text-properties officeooo:rsid="0007d68b" officeooo:paragraph-rsid="000a776f"/>
    </style:style>
    <style:style style:name="P3" style:family="paragraph" style:parent-style-name="Standard">
      <style:text-properties officeooo:rsid="000879a1" officeooo:paragraph-rsid="000879a1"/>
    </style:style>
    <style:style style:name="P4" style:family="paragraph" style:parent-style-name="Standard">
      <style:text-properties officeooo:rsid="000879a1" officeooo:paragraph-rsid="000a776f"/>
    </style:style>
    <style:style style:name="P5" style:family="paragraph" style:parent-style-name="Standard">
      <style:text-properties officeooo:rsid="000a776f" officeooo:paragraph-rsid="000a776f"/>
    </style:style>
    <style:style style:name="P6" style:family="paragraph" style:parent-style-name="Standard">
      <style:text-properties fo:color="#ffffff" style:font-name="Consolas" fo:font-size="10.5pt" fo:font-weight="normal" officeooo:rsid="000a776f" officeooo:paragraph-rsid="000a776f" fo:background-color="#002451"/>
    </style:style>
    <style:style style:name="P7" style:family="paragraph" style:parent-style-name="Standard">
      <style:text-properties fo:color="#ffffff" style:font-name="Consolas" fo:font-size="10.5pt" fo:font-weight="normal" officeooo:paragraph-rsid="000a776f" fo:background-color="#002451"/>
    </style:style>
    <style:style style:name="P8" style:family="paragraph" style:parent-style-name="Standard">
      <style:text-properties fo:color="#ffffff" style:font-name="Consolas" fo:font-size="10.5pt" fo:font-weight="normal" officeooo:rsid="0007d68b" officeooo:paragraph-rsid="000a776f" fo:background-color="#002451"/>
    </style:style>
    <style:style style:name="P9" style:family="paragraph" style:parent-style-name="Standard">
      <style:text-properties fo:color="#ffffff" style:font-name="Consolas" fo:font-size="10.5pt" fo:language="zxx" fo:country="none" fo:font-weight="normal" officeooo:rsid="000a776f" officeooo:paragraph-rsid="000a776f" fo:background-color="#00245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776f" officeooo:paragraph-rsid="000ab54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a776f" officeooo:paragraph-rsid="0007d68b" style:language-asian="zxx" style:country-asian="none" style:language-complex="zxx" style:country-complex="none"/>
    </style:style>
    <style:style style:name="P12" style:family="paragraph" style:parent-style-name="Standard">
      <style:text-properties fo:color="#000000" style:font-name="Consolas1" fo:font-size="9.5pt" fo:language="zxx" fo:country="none" officeooo:rsid="000a776f" officeooo:paragraph-rsid="000ab543" fo:background-color="#ffffff" style:font-size-asian="9.5pt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color="#000000" style:font-name="Consolas1" fo:font-size="9.5pt" fo:language="zxx" fo:country="none" officeooo:rsid="000e15c9" officeooo:paragraph-rsid="000e15c9" fo:background-color="#ffffff" style:font-size-asian="9.5pt" style:language-asian="zxx" style:country-asian="none" style:language-complex="zxx" style:country-complex="none"/>
    </style:style>
    <style:style style:name="P14" style:family="paragraph" style:parent-style-name="Standard">
      <style:text-properties officeooo:rsid="0007d68b" officeooo:paragraph-rsid="0007d68b"/>
    </style:style>
    <style:style style:name="P15" style:family="paragraph" style:parent-style-name="Standard" style:list-style-name="L1">
      <style:text-properties officeooo:paragraph-rsid="000e15c9"/>
    </style:style>
    <style:style style:name="P16" style:family="paragraph" style:parent-style-name="Standard">
      <style:text-properties officeooo:rsid="000a776f" officeooo:paragraph-rsid="000a776f"/>
    </style:style>
    <style:style style:name="T1" style:family="text">
      <style:text-properties officeooo:rsid="000879a1"/>
    </style:style>
    <style:style style:name="T2" style:family="text">
      <style:text-properties officeooo:rsid="000a776f"/>
    </style:style>
    <style:style style:name="T3" style:family="text">
      <style:text-properties fo:color="#ff9da4"/>
    </style:style>
    <style:style style:name="T4" style:family="text">
      <style:text-properties fo:color="#99ffff"/>
    </style:style>
    <style:style style:name="T5" style:family="text">
      <style:text-properties fo:color="#ffeead"/>
    </style:style>
    <style:style style:name="T6" style:family="text">
      <style:text-properties fo:color="#ffeead" style:font-name="Consolas" fo:font-size="10.5pt" fo:font-weight="normal" officeooo:rsid="000a776f" fo:background-color="#002451" loext:char-shading-value="0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officeooo:rsid="000e15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LogIn</text:p>
      <text:p text:style-name="P1"/>
      <text:p text:style-name="P2"><text:tab/><text:span text:style-name="T6">UserIn</text:span></text:p>
      <text:p text:style-name="P6"><text:span text:style-name="T3">Username</text:span><text:span text:style-name="T4">:</text:span><text:span text:style-name="T5">string</text:span>;</text:p>
      <text:p text:style-name="P8"><text:span text:style-name="T3">Password</text:span><text:span text:style-name="T4">:</text:span><text:span text:style-name="T5">string</text:span>;</text:p>
      <text:p text:style-name="P9"/>
      <text:p text:style-name="P1">UserSign<text:span text:style-name="T2">Up</text:span></text:p>
      <text:list xml:id="list568787754" text:style-name="L1">
        <text:list-item>
          <text:p text:style-name="P15"><text:span text:style-name="T8">Details</text:span></text:p>
        </text:list-item>
      </text:list>
      <text:p text:style-name="P5"><text:tab/><text:span text:style-name="T7">UserSignUp</text:span></text:p>
      <text:p text:style-name="P10"><text:tab/>ID</text:p>
      <text:p text:style-name="P12"><text:tab/>FirstName</text:p>
      <text:p text:style-name="P12"><text:tab/>MiddleName</text:p>
      <text:p text:style-name="P12"><text:tab/>LastName</text:p>
      <text:p text:style-name="P12"><text:tab/>PhoneNumber</text:p>
      <text:p text:style-name="P12"><text:tab/>Email</text:p>
      <text:p text:style-name="P12"><text:tab/>Address1</text:p>
      <text:p text:style-name="P12"><text:tab/>Address2</text:p>
      <text:p text:style-name="P12"><text:tab/>Address3</text:p>
      <text:p text:style-name="P12"><text:tab/>AddressProofType</text:p>
      <text:p text:style-name="P12"><text:tab/>AddressID</text:p>
      <text:p text:style-name="P12"><text:tab/>DateofBirth</text:p>
      <text:p text:style-name="P12"><text:tab/>UserCode</text:p>
      <text:p text:style-name="P12"><text:tab/>ManagerCode</text:p>
      <text:list xml:id="list490204089" text:style-name="L2">
        <text:list-item>
          <text:p text:style-name="P13">List</text:p>
          <text:p text:style-name="P13">UserCode</text:p>
          <text:p text:style-name="P13">Phone No</text:p>
          <text:p text:style-name="P13">EmailId</text:p>
          <text:p text:style-name="P13">DOB</text:p>
          <text:p text:style-name="P13">ManagerCode</text:p>
          <text:p text:style-name="P13">ManagerName</text:p>
          <text:p text:style-name="P13"/>
        </text:list-item>
      </text:list>
      <text:p text:style-name="P10"/>
      <text:p text:style-name="P11"/>
      <text:p text:style-name="P1">UserHierachy</text:p>
      <text:p text:style-name="P1">Product</text:p>
      <text:p text:style-name="P1"><text:tab/>List</text:p>
      <text:p text:style-name="P1"><text:tab/><text:tab/>CreatedProducts</text:p>
      <text:p text:style-name="P1"><text:tab/><text:tab/>AssignedProducts</text:p>
      <text:p text:style-name="P1"><text:tab/><text:tab/>ConvertedProducts</text:p>
      <text:p text:style-name="P1"><text:tab/><text:tab/>AvailableProducts</text:p>
      <text:p text:style-name="P1"><text:tab/>Action</text:p>
      <text:p text:style-name="P1"><text:tab/><text:tab/><text:span text:style-name="T1">Create</text:span></text:p>
      <text:p text:style-name="P1"><text:tab/><text:tab/><text:tab/><text:span text:style-name="T1">ProductName,Quantity,ProductType,Description</text:span></text:p>
      <text:p text:style-name="P1"><text:tab/><text:tab/>Edit</text:p>
      <text:p text:style-name="P1"><text:tab/><text:tab/><text:tab/><text:span text:style-name="T1">Notes,</text:span></text:p>
      <text:p text:style-name="P3">Transactions</text:p>
      <text:p text:style-name="P3"/>
      <text:p text:style-name="P3"/>
      <text:p text:style-name="P5">HelperClass of C# and Angular should be the same</text:p>
      <text:p text:style-name="P5"/>
      <text:p text:style-name="P5"/>
      <text:p text:style-name="P7"/>
      <text:p text:style-name="P4"/>
      <text:p text:style-name="P4"><text:soft-page-break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Tahoma1" svg:font-family="Tahoma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5S</meta:editing-duration>
    <meta:editing-cycles>7</meta:editing-cycles>
    <meta:generator>LibreOffice/5.3.4.2$Windows_X86_64 LibreOffice_project/f82d347ccc0be322489bf7da61d7e4ad13fe2ff3</meta:generator>
    <dc:date>2019-05-12T19:10:42.989000000</dc:date>
    <meta:document-statistic meta:table-count="0" meta:image-count="0" meta:object-count="0" meta:page-count="2" meta:paragraph-count="44" meta:word-count="60" meta:character-count="510" meta:non-whitespace-character-count="464"/>
    <meta:user-defined meta:name="Info 1"/>
    <meta:user-defined meta:name="Info 2"/>
    <meta:user-defined meta:name="Info 3"/>
    <meta:user-defined meta:name="Info 4"/>
  </office:meta>
</office:document-meta>
</file>